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0cm" svg:y="3.22cm">
            <draw:object draw:notify-on-update-of-ranges="Arkusz1.A1:Arkusz1.A1 Arkusz1.A2:Arkusz1.A9 Arkusz1.B1:Arkusz1.B1 Arkusz1.B2:Arkusz1.B9 Arkusz1.C1:Arkusz1.C1 Arkusz1.C2:Arkusz1.C9 Arkusz1.D1:Arkusz1.D1 Arkusz1.D2:Arkusz1.D9 Arkusz1.E1:Arkusz1.E1 Arkusz1.E2:Arkusz1.E9 Arkusz1.F1:Arkusz1.F1 Arkusz1.F2:Arkusz1.F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9.328cm" svg:y="2.154cm">
            <draw:object draw:notify-on-update-of-ranges="Arkusz1.J44:Arkusz1.J44 Arkusz1.J45:Arkusz1.J52 Arkusz1.K44:Arkusz1.K44 Arkusz1.K45:Arkusz1.K52 Arkusz1.L44:Arkusz1.L44 Arkusz1.L45:Arkusz1.L5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cpu omp</text:p>
          </table:table-cell>
          <table:table-cell office:value-type="string" calcext:value-type="string">
            <text:p>gpu global</text:p>
          </table:table-cell>
          <table:table-cell office:value-type="string" calcext:value-type="string">
            <text:p>gpu shared</text:p>
          </table:table-cell>
          <table:table-cell office:value-type="string" calcext:value-type="string">
            <text:p>gpu texture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06.764" calcext:value-type="float">
            <text:p>706.764</text:p>
          </table:table-cell>
          <table:table-cell office:value-type="float" office:value="438.897" calcext:value-type="float">
            <text:p>438.897</text:p>
          </table:table-cell>
          <table:table-cell office:value-type="float" office:value="381.846" calcext:value-type="float">
            <text:p>381.846</text:p>
          </table:table-cell>
          <table:table-cell office:value-type="float" office:value="354.559" calcext:value-type="float">
            <text:p>354.559</text:p>
          </table:table-cell>
          <table:table-cell office:value-type="float" office:value="425.641" calcext:value-type="float">
            <text:p>425.641</text:p>
          </table:table-cell>
          <table:table-cell table:number-columns-repeated="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051.01" calcext:value-type="float">
            <text:p>3051.01</text:p>
          </table:table-cell>
          <table:table-cell office:value-type="float" office:value="1593.39" calcext:value-type="float">
            <text:p>1593.39</text:p>
          </table:table-cell>
          <table:table-cell office:value-type="float" office:value="468.352" calcext:value-type="float">
            <text:p>468.352</text:p>
          </table:table-cell>
          <table:table-cell office:value-type="float" office:value="805.255" calcext:value-type="float">
            <text:p>805.255</text:p>
          </table:table-cell>
          <table:table-cell office:value-type="float" office:value="518.659" calcext:value-type="float">
            <text:p>518.659</text:p>
          </table:table-cell>
          <table:table-cell table:number-columns-repeated="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919.32" calcext:value-type="float">
            <text:p>6919.32</text:p>
          </table:table-cell>
          <table:table-cell office:value-type="float" office:value="3486.09" calcext:value-type="float">
            <text:p>3486.09</text:p>
          </table:table-cell>
          <table:table-cell office:value-type="float" office:value="983.497" calcext:value-type="float">
            <text:p>983.497</text:p>
          </table:table-cell>
          <table:table-cell office:value-type="float" office:value="1634.91" calcext:value-type="float">
            <text:p>1634.91</text:p>
          </table:table-cell>
          <table:table-cell office:value-type="float" office:value="836.523" calcext:value-type="float">
            <text:p>836.523</text:p>
          </table:table-cell>
          <table:table-cell table:number-columns-repeated="6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2275.1" calcext:value-type="float">
            <text:p>12275.1</text:p>
          </table:table-cell>
          <table:table-cell office:value-type="float" office:value="6188.36" calcext:value-type="float">
            <text:p>6188.36</text:p>
          </table:table-cell>
          <table:table-cell office:value-type="float" office:value="1789.79" calcext:value-type="float">
            <text:p>1789.79</text:p>
          </table:table-cell>
          <table:table-cell office:value-type="float" office:value="2901.24" calcext:value-type="float">
            <text:p>2901.24</text:p>
          </table:table-cell>
          <table:table-cell office:value-type="float" office:value="1367.18" calcext:value-type="float">
            <text:p>1367.18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8484.4" calcext:value-type="float">
            <text:p>28484.4</text:p>
          </table:table-cell>
          <table:table-cell office:value-type="float" office:value="14021.3" calcext:value-type="float">
            <text:p>14021.3</text:p>
          </table:table-cell>
          <table:table-cell office:value-type="float" office:value="3636.26" calcext:value-type="float">
            <text:p>3636.26</text:p>
          </table:table-cell>
          <table:table-cell office:value-type="float" office:value="6149.88" calcext:value-type="float">
            <text:p>6149.88</text:p>
          </table:table-cell>
          <table:table-cell office:value-type="float" office:value="2905.2" calcext:value-type="float">
            <text:p>2905.2</text:p>
          </table:table-cell>
          <table:table-cell table:number-columns-repeated="6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50064.5" calcext:value-type="float">
            <text:p>50064.5</text:p>
          </table:table-cell>
          <table:table-cell office:value-type="float" office:value="25093.7" calcext:value-type="float">
            <text:p>25093.7</text:p>
          </table:table-cell>
          <table:table-cell office:value-type="float" office:value="6250.4" calcext:value-type="float">
            <text:p>6250.4</text:p>
          </table:table-cell>
          <table:table-cell office:value-type="float" office:value="10774.3" calcext:value-type="float">
            <text:p>10774.3</text:p>
          </table:table-cell>
          <table:table-cell office:value-type="float" office:value="5048.9" calcext:value-type="float">
            <text:p>5048.9</text:p>
          </table:table-cell>
          <table:table-cell table:number-columns-repeated="6"/>
        </table:table-row>
        <table:table-row table:style-name="ro2"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3809.2" calcext:value-type="float">
            <text:p>13809.2</text:p>
          </table:table-cell>
          <table:table-cell office:value-type="float" office:value="23768.7" calcext:value-type="float">
            <text:p>23768.7</text:p>
          </table:table-cell>
          <table:table-cell office:value-type="float" office:value="10898.1" calcext:value-type="float">
            <text:p>10898.1</text:p>
          </table:table-cell>
          <table:table-cell table:number-columns-repeated="3"/>
          <table:table-cell office:value-type="string" calcext:value-type="string">
            <text:p>global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ransport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4120.3" calcext:value-type="float">
            <text:p>24120.3</text:p>
          </table:table-cell>
          <table:table-cell office:value-type="float" office:value="42163" calcext:value-type="float">
            <text:p>42163</text:p>
          </table:table-cell>
          <table:table-cell office:value-type="float" office:value="19315.1" calcext:value-type="float">
            <text:p>19315.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81.278" calcext:value-type="float">
            <text:p>381.278</text:p>
          </table:table-cell>
          <table:table-cell office:value-type="float" office:value="0.5672" calcext:value-type="float">
            <text:p>0.5672</text:p>
          </table:table-cell>
        </table:table-row>
        <table:table-row table:style-name="ro2"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463.895" calcext:value-type="float">
            <text:p>463.895</text:p>
          </table:table-cell>
          <table:table-cell office:value-type="float" office:value="4.4574" calcext:value-type="float">
            <text:p>4.4574</text:p>
          </table:table-cell>
        </table:table-row>
        <table:table-row table:style-name="ro2">
          <table:table-cell table:number-columns-repeated="9"/>
          <table:table-cell office:value-type="float" office:value="96" calcext:value-type="float">
            <text:p>96</text:p>
          </table:table-cell>
          <table:table-cell office:value-type="float" office:value="975.37" calcext:value-type="float">
            <text:p>975.37</text:p>
          </table:table-cell>
          <table:table-cell office:value-type="float" office:value="8.12683" calcext:value-type="float">
            <text:p>8.12683</text:p>
          </table:table-cell>
        </table:table-row>
        <table:table-row table:style-name="ro2"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776.02" calcext:value-type="float">
            <text:p>1776.02</text:p>
          </table:table-cell>
          <table:table-cell office:value-type="float" office:value="13.7764" calcext:value-type="float">
            <text:p>13.7764</text:p>
          </table:table-cell>
        </table:table-row>
        <table:table-row table:style-name="ro2">
          <table:table-cell table:number-columns-repeated="9"/>
          <table:table-cell office:value-type="float" office:value="192" calcext:value-type="float">
            <text:p>192</text:p>
          </table:table-cell>
          <table:table-cell office:value-type="float" office:value="3607.79" calcext:value-type="float">
            <text:p>3607.79</text:p>
          </table:table-cell>
          <table:table-cell office:value-type="float" office:value="28.4751" calcext:value-type="float">
            <text:p>28.4751</text:p>
          </table:table-cell>
        </table:table-row>
        <table:table-row table:style-name="ro2">
          <table:table-cell table:number-columns-repeated="9"/>
          <table:table-cell office:value-type="float" office:value="256" calcext:value-type="float">
            <text:p>256</text:p>
          </table:table-cell>
          <table:table-cell office:value-type="float" office:value="6201.34" calcext:value-type="float">
            <text:p>6201.34</text:p>
          </table:table-cell>
          <table:table-cell office:value-type="float" office:value="49.0537" calcext:value-type="float">
            <text:p>49.0537</text:p>
          </table:table-cell>
        </table:table-row>
        <table:table-row table:style-name="ro2">
          <table:table-cell table:number-columns-repeated="9"/>
          <table:table-cell office:value-type="float" office:value="384" calcext:value-type="float">
            <text:p>384</text:p>
          </table:table-cell>
          <table:table-cell office:value-type="float" office:value="13701.5" calcext:value-type="float">
            <text:p>13701.5</text:p>
          </table:table-cell>
          <table:table-cell office:value-type="float" office:value="107.711" calcext:value-type="float">
            <text:p>107.711</text:p>
          </table:table-cell>
        </table:table-row>
        <table:table-row table:style-name="ro2">
          <table:table-cell table:number-columns-repeated="9"/>
          <table:table-cell office:value-type="float" office:value="512" calcext:value-type="float">
            <text:p>512</text:p>
          </table:table-cell>
          <table:table-cell office:value-type="float" office:value="23932.3" calcext:value-type="float">
            <text:p>23932.3</text:p>
          </table:table-cell>
          <table:table-cell office:value-type="float" office:value="188.018" calcext:value-type="float">
            <text:p>188.018</text:p>
          </table:table-cell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9"/>
          <table:table-cell office:value-type="string" calcext:value-type="string">
            <text:p>share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ransport</text:p>
          </table:table-cell>
        </table:table-row>
        <table:table-row table:style-name="ro2"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353.901" calcext:value-type="float">
            <text:p>353.901</text:p>
          </table:table-cell>
          <table:table-cell office:value-type="float" office:value="0.657837" calcext:value-type="float">
            <text:p>0.657837</text:p>
          </table:table-cell>
        </table:table-row>
        <table:table-row table:style-name="ro2"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798.598" calcext:value-type="float">
            <text:p>798.598</text:p>
          </table:table-cell>
          <table:table-cell office:value-type="float" office:value="6.65698" calcext:value-type="float">
            <text:p>6.65698</text:p>
          </table:table-cell>
        </table:table-row>
        <table:table-row table:style-name="ro2">
          <table:table-cell table:number-columns-repeated="9"/>
          <table:table-cell office:value-type="float" office:value="96" calcext:value-type="float">
            <text:p>96</text:p>
          </table:table-cell>
          <table:table-cell office:value-type="float" office:value="1621.71" calcext:value-type="float">
            <text:p>1621.71</text:p>
          </table:table-cell>
          <table:table-cell office:value-type="float" office:value="13.2013" calcext:value-type="float">
            <text:p>13.2013</text:p>
          </table:table-cell>
        </table:table-row>
        <table:table-row table:style-name="ro2"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2878.78" calcext:value-type="float">
            <text:p>2878.78</text:p>
          </table:table-cell>
          <table:table-cell office:value-type="float" office:value="22.4595" calcext:value-type="float">
            <text:p>22.4595</text:p>
          </table:table-cell>
        </table:table-row>
        <table:table-row table:style-name="ro2">
          <table:table-cell table:number-columns-repeated="9"/>
          <table:table-cell office:value-type="float" office:value="192" calcext:value-type="float">
            <text:p>192</text:p>
          </table:table-cell>
          <table:table-cell office:value-type="float" office:value="6102.12" calcext:value-type="float">
            <text:p>6102.12</text:p>
          </table:table-cell>
          <table:table-cell office:value-type="float" office:value="47.7598" calcext:value-type="float">
            <text:p>47.7598</text:p>
          </table:table-cell>
        </table:table-row>
        <table:table-row table:style-name="ro2">
          <table:table-cell table:number-columns-repeated="9"/>
          <table:table-cell office:value-type="float" office:value="256" calcext:value-type="float">
            <text:p>256</text:p>
          </table:table-cell>
          <table:table-cell office:value-type="float" office:value="10690.5" calcext:value-type="float">
            <text:p>10690.5</text:p>
          </table:table-cell>
          <table:table-cell office:value-type="float" office:value="83.7813" calcext:value-type="float">
            <text:p>83.7813</text:p>
          </table:table-cell>
        </table:table-row>
        <table:table-row table:style-name="ro2">
          <table:table-cell table:number-columns-repeated="9"/>
          <table:table-cell office:value-type="float" office:value="384" calcext:value-type="float">
            <text:p>384</text:p>
          </table:table-cell>
          <table:table-cell office:value-type="float" office:value="23583.3" calcext:value-type="float">
            <text:p>23583.3</text:p>
          </table:table-cell>
          <table:table-cell office:value-type="float" office:value="185.416" calcext:value-type="float">
            <text:p>185.416</text:p>
          </table:table-cell>
        </table:table-row>
        <table:table-row table:style-name="ro2">
          <table:table-cell table:number-columns-repeated="9"/>
          <table:table-cell office:value-type="float" office:value="512" calcext:value-type="float">
            <text:p>512</text:p>
          </table:table-cell>
          <table:table-cell office:value-type="float" office:value="41834.6" calcext:value-type="float">
            <text:p>41834.6</text:p>
          </table:table-cell>
          <table:table-cell office:value-type="float" office:value="328.363" calcext:value-type="float">
            <text:p>328.363</text:p>
          </table:table-cell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9"/>
          <table:table-cell office:value-type="string" calcext:value-type="string">
            <text:p>textur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ransport</text:p>
          </table:table-cell>
        </table:table-row>
        <table:table-row table:style-name="ro2"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353.901" calcext:value-type="float">
            <text:p>353.901</text:p>
          </table:table-cell>
          <table:table-cell office:value-type="float" office:value="0.657837" calcext:value-type="float">
            <text:p>0.657837</text:p>
          </table:table-cell>
        </table:table-row>
        <table:table-row table:style-name="ro2"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798.598" calcext:value-type="float">
            <text:p>798.598</text:p>
          </table:table-cell>
          <table:table-cell office:value-type="float" office:value="6.65698" calcext:value-type="float">
            <text:p>6.65698</text:p>
          </table:table-cell>
        </table:table-row>
        <table:table-row table:style-name="ro2">
          <table:table-cell table:number-columns-repeated="9"/>
          <table:table-cell office:value-type="float" office:value="96" calcext:value-type="float">
            <text:p>96</text:p>
          </table:table-cell>
          <table:table-cell office:value-type="float" office:value="1621.71" calcext:value-type="float">
            <text:p>1621.71</text:p>
          </table:table-cell>
          <table:table-cell office:value-type="float" office:value="13.2013" calcext:value-type="float">
            <text:p>13.2013</text:p>
          </table:table-cell>
        </table:table-row>
        <table:table-row table:style-name="ro2"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2878.78" calcext:value-type="float">
            <text:p>2878.78</text:p>
          </table:table-cell>
          <table:table-cell office:value-type="float" office:value="22.4595" calcext:value-type="float">
            <text:p>22.4595</text:p>
          </table:table-cell>
        </table:table-row>
        <table:table-row table:style-name="ro2">
          <table:table-cell table:number-columns-repeated="9"/>
          <table:table-cell office:value-type="float" office:value="192" calcext:value-type="float">
            <text:p>192</text:p>
          </table:table-cell>
          <table:table-cell office:value-type="float" office:value="6102.12" calcext:value-type="float">
            <text:p>6102.12</text:p>
          </table:table-cell>
          <table:table-cell office:value-type="float" office:value="47.7598" calcext:value-type="float">
            <text:p>47.7598</text:p>
          </table:table-cell>
        </table:table-row>
        <table:table-row table:style-name="ro2">
          <table:table-cell table:number-columns-repeated="9"/>
          <table:table-cell office:value-type="float" office:value="256" calcext:value-type="float">
            <text:p>256</text:p>
          </table:table-cell>
          <table:table-cell office:value-type="float" office:value="10690.5" calcext:value-type="float">
            <text:p>10690.5</text:p>
          </table:table-cell>
          <table:table-cell office:value-type="float" office:value="83.7813" calcext:value-type="float">
            <text:p>83.7813</text:p>
          </table:table-cell>
        </table:table-row>
        <table:table-row table:style-name="ro2">
          <table:table-cell table:number-columns-repeated="9"/>
          <table:table-cell office:value-type="float" office:value="384" calcext:value-type="float">
            <text:p>384</text:p>
          </table:table-cell>
          <table:table-cell office:value-type="float" office:value="23583.3" calcext:value-type="float">
            <text:p>23583.3</text:p>
          </table:table-cell>
          <table:table-cell office:value-type="float" office:value="185.416" calcext:value-type="float">
            <text:p>185.416</text:p>
          </table:table-cell>
        </table:table-row>
        <table:table-row table:style-name="ro2">
          <table:table-cell table:number-columns-repeated="9"/>
          <table:table-cell office:value-type="float" office:value="512" calcext:value-type="float">
            <text:p>512</text:p>
          </table:table-cell>
          <table:table-cell office:value-type="float" office:value="41834.6" calcext:value-type="float">
            <text:p>41834.6</text:p>
          </table:table-cell>
          <table:table-cell office:value-type="float" office:value="328.363" calcext:value-type="float">
            <text:p>328.363</text:p>
          </table:table-cell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9"/>
          <table:table-cell office:value-type="string" calcext:value-type="string">
            <text:p>shared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526.521" calcext:value-type="float">
            <text:p>526.521</text:p>
          </table:table-cell>
          <table:table-cell office:value-type="float" office:value="305.12" calcext:value-type="float">
            <text:p>305.12</text:p>
          </table:table-cell>
        </table:table-row>
        <table:table-row table:style-name="ro2"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517.87" calcext:value-type="float">
            <text:p>517.87</text:p>
          </table:table-cell>
          <table:table-cell office:value-type="float" office:value="0.788574" calcext:value-type="float">
            <text:p>0.788574</text:p>
          </table:table-cell>
        </table:table-row>
        <table:table-row table:style-name="ro2">
          <table:table-cell table:number-columns-repeated="9"/>
          <table:table-cell office:value-type="float" office:value="96" calcext:value-type="float">
            <text:p>96</text:p>
          </table:table-cell>
          <table:table-cell office:value-type="float" office:value="829.656" calcext:value-type="float">
            <text:p>829.656</text:p>
          </table:table-cell>
          <table:table-cell office:value-type="float" office:value="6.86792" calcext:value-type="float">
            <text:p>6.86792</text:p>
          </table:table-cell>
        </table:table-row>
        <table:table-row table:style-name="ro2"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356.16" calcext:value-type="float">
            <text:p>1356.16</text:p>
          </table:table-cell>
          <table:table-cell office:value-type="float" office:value="11.019" calcext:value-type="float">
            <text:p>11.019</text:p>
          </table:table-cell>
        </table:table-row>
        <table:table-row table:style-name="ro2">
          <table:table-cell table:number-columns-repeated="9"/>
          <table:table-cell office:value-type="float" office:value="192" calcext:value-type="float">
            <text:p>192</text:p>
          </table:table-cell>
          <table:table-cell office:value-type="float" office:value="2882.41" calcext:value-type="float">
            <text:p>2882.41</text:p>
          </table:table-cell>
          <table:table-cell office:value-type="float" office:value="22.7883" calcext:value-type="float">
            <text:p>22.7883</text:p>
          </table:table-cell>
        </table:table-row>
        <table:table-row table:style-name="ro2">
          <table:table-cell table:number-columns-repeated="9"/>
          <table:table-cell office:value-type="float" office:value="256" calcext:value-type="float">
            <text:p>256</text:p>
          </table:table-cell>
          <table:table-cell office:value-type="float" office:value="5009.61" calcext:value-type="float">
            <text:p>5009.61</text:p>
          </table:table-cell>
          <table:table-cell office:value-type="float" office:value="39.2856" calcext:value-type="float">
            <text:p>39.2856</text:p>
          </table:table-cell>
        </table:table-row>
        <table:table-row table:style-name="ro2">
          <table:table-cell table:number-columns-repeated="9"/>
          <table:table-cell office:value-type="float" office:value="384" calcext:value-type="float">
            <text:p>384</text:p>
          </table:table-cell>
          <table:table-cell office:value-type="float" office:value="10812.2" calcext:value-type="float">
            <text:p>10812.2</text:p>
          </table:table-cell>
          <table:table-cell office:value-type="float" office:value="85.8203" calcext:value-type="float">
            <text:p>85.8203</text:p>
          </table:table-cell>
        </table:table-row>
        <table:table-row table:style-name="ro2">
          <table:table-cell table:number-columns-repeated="9"/>
          <table:table-cell office:value-type="float" office:value="512" calcext:value-type="float">
            <text:p>512</text:p>
          </table:table-cell>
          <table:table-cell office:value-type="float" office:value="19164.2" calcext:value-type="float">
            <text:p>19164.2</text:p>
          </table:table-cell>
          <table:table-cell office:value-type="float" office:value="150.891" calcext:value-type="float">
            <text:p>150.8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22:49:57.870000000</meta:creation-date>
    <dc:date>2014-06-05T18:36:24.109000000</dc:date>
    <meta:editing-duration>PT19H54S</meta:editing-duration>
    <meta:editing-cycles>3</meta:editing-cycles>
    <meta:generator>LibreOffice/4.1.2.2$Windows_x86 LibreOffice_project/281b75f427729060b6446ddb3777b32f957a8fb</meta:generator>
    <meta:document-statistic meta:table-count="1" meta:cell-count="1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30" chart:maximum="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36cm" svg:y="3.14cm" style:legend-expansion="high" chart:style-name="ch2"/>
        <chart:plot-area chart:style-name="ch3" table:cell-range-address="Arkusz1.A1:Arkusz1.F9" chart:data-source-has-labels="both" svg:x="1.358cm" svg:y="0.855cm" svg:width="10.938cm" svg:height="6.957cm">
          <chartooo:coordinate-region svg:x="2.72cm" svg:y="1.067cm" svg:width="9.576cm" svg:height="6.072cm"/>
          <chart:axis chart:dimension="x" chart:name="primary-x" chart:style-name="ch4" chartooo:axis-type="auto">
            <chart:title svg:x="5.037cm" svg:y="7.993cm" chart:style-name="ch5">
              <text:p>rozmiar problemu (On2)</text:p>
            </chart:title>
            <chart:categories table:cell-range-address="Arkusz1.A2:Arkusz1.A9"/>
          </chart:axis>
          <chart:axis chart:dimension="y" chart:name="primary-y" chart:style-name="ch6">
            <chart:title svg:x="0.451cm" svg:y="5.713cm" chart:style-name="ch7">
              <text:p>czas obliczeń [ms]</text:p>
            </chart:title>
            <chart:grid chart:style-name="ch8" chart:class="major"/>
          </chart:axis>
          <chart:series chart:style-name="ch9" chart:values-cell-range-address="Arkusz1.B2:Arkusz1.B9" chart:label-cell-address="Arkusz1.B1:Arkusz1.B1" chart:class="chart:scatter">
            <chart:domain table:cell-range-address="Arkusz1.A2:Arkusz1.A9"/>
            <chart:data-point chart:repeated="8"/>
          </chart:series>
          <chart:series chart:style-name="ch10" chart:values-cell-range-address="Arkusz1.C2:Arkusz1.C9" chart:label-cell-address="Arkusz1.C1:Arkusz1.C1" chart:class="chart:scatter">
            <chart:data-point chart:repeated="8"/>
          </chart:series>
          <chart:series chart:style-name="ch11" chart:values-cell-range-address="Arkusz1.D2:Arkusz1.D9" chart:label-cell-address="Arkusz1.D1:Arkusz1.D1" chart:class="chart:scatter">
            <chart:data-point chart:repeated="8"/>
          </chart:series>
          <chart:series chart:style-name="ch12" chart:values-cell-range-address="Arkusz1.E2:Arkusz1.E9" chart:label-cell-address="Arkusz1.E1:Arkusz1.E1" chart:class="chart:scatter">
            <chart:data-point chart:repeated="8"/>
          </chart:series>
          <chart:series chart:style-name="ch13" chart:values-cell-range-address="Arkusz1.F2:Arkusz1.F9" chart:label-cell-address="Arkusz1.F1:Arkusz1.F1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Arkusz1.B1:Arkusz1.B1</svg:desc>
                </draw:g>
              </table:table-cell>
              <table:table-cell office:value-type="string">
                <text:p>cpu omp</text:p>
                <draw:g>
                  <svg:desc>Arkusz1.C1:Arkusz1.C1</svg:desc>
                </draw:g>
              </table:table-cell>
              <table:table-cell office:value-type="string">
                <text:p>gpu global</text:p>
                <draw:g>
                  <svg:desc>Arkusz1.D1:Arkusz1.D1</svg:desc>
                </draw:g>
              </table:table-cell>
              <table:table-cell office:value-type="string">
                <text:p>gpu shared</text:p>
                <draw:g>
                  <svg:desc>Arkusz1.E1:Arkusz1.E1</svg:desc>
                </draw:g>
              </table:table-cell>
              <table:table-cell office:value-type="string">
                <text:p>gpu texture</text:p>
                <draw:g>
                  <svg:desc>Arkusz1.F1:Arkusz1.F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Arkusz1.A2:Arkusz1.A9</svg:desc>
                </draw:g>
              </table:table-cell>
              <table:table-cell office:value-type="float" office:value="706.764">
                <text:p>706.764</text:p>
                <draw:g>
                  <svg:desc>Arkusz1.B2:Arkusz1.B9</svg:desc>
                </draw:g>
              </table:table-cell>
              <table:table-cell office:value-type="float" office:value="438.897">
                <text:p>438.897</text:p>
                <draw:g>
                  <svg:desc>Arkusz1.C2:Arkusz1.C9</svg:desc>
                </draw:g>
              </table:table-cell>
              <table:table-cell office:value-type="float" office:value="381.846">
                <text:p>381.846</text:p>
                <draw:g>
                  <svg:desc>Arkusz1.D2:Arkusz1.D9</svg:desc>
                </draw:g>
              </table:table-cell>
              <table:table-cell office:value-type="float" office:value="354.559">
                <text:p>354.559</text:p>
                <draw:g>
                  <svg:desc>Arkusz1.E2:Arkusz1.E9</svg:desc>
                </draw:g>
              </table:table-cell>
              <table:table-cell office:value-type="float" office:value="425.641">
                <text:p>425.641</text:p>
                <draw:g>
                  <svg:desc>Arkusz1.F2:Arkusz1.F9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051.01">
                <text:p>3051.01</text:p>
              </table:table-cell>
              <table:table-cell office:value-type="float" office:value="1593.39">
                <text:p>1593.39</text:p>
              </table:table-cell>
              <table:table-cell office:value-type="float" office:value="468.352">
                <text:p>468.352</text:p>
              </table:table-cell>
              <table:table-cell office:value-type="float" office:value="805.255">
                <text:p>805.255</text:p>
              </table:table-cell>
              <table:table-cell office:value-type="float" office:value="518.659">
                <text:p>518.65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6919.32">
                <text:p>6919.32</text:p>
              </table:table-cell>
              <table:table-cell office:value-type="float" office:value="3486.09">
                <text:p>3486.09</text:p>
              </table:table-cell>
              <table:table-cell office:value-type="float" office:value="983.497">
                <text:p>983.497</text:p>
              </table:table-cell>
              <table:table-cell office:value-type="float" office:value="1634.91">
                <text:p>1634.91</text:p>
              </table:table-cell>
              <table:table-cell office:value-type="float" office:value="836.523">
                <text:p>836.52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275.1">
                <text:p>12275.1</text:p>
              </table:table-cell>
              <table:table-cell office:value-type="float" office:value="6188.36">
                <text:p>6188.36</text:p>
              </table:table-cell>
              <table:table-cell office:value-type="float" office:value="1789.79">
                <text:p>1789.79</text:p>
              </table:table-cell>
              <table:table-cell office:value-type="float" office:value="2901.24">
                <text:p>2901.24</text:p>
              </table:table-cell>
              <table:table-cell office:value-type="float" office:value="1367.18">
                <text:p>1367.1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8484.4">
                <text:p>28484.4</text:p>
              </table:table-cell>
              <table:table-cell office:value-type="float" office:value="14021.3">
                <text:p>14021.3</text:p>
              </table:table-cell>
              <table:table-cell office:value-type="float" office:value="3636.26">
                <text:p>3636.26</text:p>
              </table:table-cell>
              <table:table-cell office:value-type="float" office:value="6149.88">
                <text:p>6149.88</text:p>
              </table:table-cell>
              <table:table-cell office:value-type="float" office:value="2905.2">
                <text:p>2905.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0064.5">
                <text:p>50064.5</text:p>
              </table:table-cell>
              <table:table-cell office:value-type="float" office:value="25093.7">
                <text:p>25093.7</text:p>
              </table:table-cell>
              <table:table-cell office:value-type="float" office:value="6250.4">
                <text:p>6250.4</text:p>
              </table:table-cell>
              <table:table-cell office:value-type="float" office:value="10774.3">
                <text:p>10774.3</text:p>
              </table:table-cell>
              <table:table-cell office:value-type="float" office:value="5048.9">
                <text:p>5048.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09.2">
                <text:p>13809.2</text:p>
              </table:table-cell>
              <table:table-cell office:value-type="float" office:value="23768.7">
                <text:p>23768.7</text:p>
              </table:table-cell>
              <table:table-cell office:value-type="float" office:value="10898.1">
                <text:p>10898.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20.3">
                <text:p>24120.3</text:p>
              </table:table-cell>
              <table:table-cell office:value-type="float" office:value="42163">
                <text:p>42163</text:p>
              </table:table-cell>
              <table:table-cell office:value-type="float" office:value="19315.1">
                <text:p>19315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Windows_x86 LibreOffice_project/281b75f427729060b6446ddb3777b32f957a8f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5.906cm" svg:y="0.316cm" chart:style-name="ch2">
          <text:p>Rozkład czasu oblizń</text:p>
        </chart:title>
        <chart:legend chart:legend-position="end" svg:x="13.552cm" svg:y="3.926cm" style:legend-expansion="high" chart:style-name="ch3"/>
        <chart:plot-area chart:style-name="ch4" table:cell-range-address="Arkusz1.J44:Arkusz1.L52" chart:data-source-has-labels="both" svg:x="1.358cm" svg:y="1.635cm" svg:width="11.554cm" svg:height="6.177cm">
          <chartooo:coordinate-region svg:x="2.535cm" svg:y="1.847cm" svg:width="10.097cm" svg:height="5.292cm"/>
          <chart:axis chart:dimension="x" chart:name="primary-x" chart:style-name="ch5" chartooo:axis-type="auto">
            <chartooo:date-scale/>
            <chart:title svg:x="5.795cm" svg:y="7.993cm" chart:style-name="ch6">
              <text:p>rozmiar problemu</text:p>
            </chart:title>
            <chart:categories table:cell-range-address="Arkusz1.J45:Arkusz1.J52"/>
          </chart:axis>
          <chart:axis chart:dimension="y" chart:name="primary-y" chart:style-name="ch7">
            <chart:title svg:x="0.451cm" svg:y="6.103cm" chart:style-name="ch8">
              <text:p>czas obliczeń [ms]</text:p>
            </chart:title>
            <chart:grid chart:style-name="ch9" chart:class="major"/>
          </chart:axis>
          <chart:series chart:style-name="ch10" chart:values-cell-range-address="Arkusz1.K45:Arkusz1.K52" chart:label-cell-address="Arkusz1.K44:Arkusz1.K44" chart:class="chart:area">
            <chart:data-point chart:repeated="8"/>
          </chart:series>
          <chart:series chart:style-name="ch11" chart:values-cell-range-address="Arkusz1.L45:Arkusz1.L52" chart:label-cell-address="Arkusz1.L44:Arkusz1.L44" chart:class="chart:area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rkusz1.K44:Arkusz1.K44</svg:desc>
                </draw:g>
              </table:table-cell>
              <table:table-cell office:value-type="string">
                <text:p/>
                <draw:g>
                  <svg:desc>Arkusz1.L44:Arkusz1.L44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Arkusz1.J45:Arkusz1.J52</svg:desc>
                </draw:g>
              </table:table-cell>
              <table:table-cell office:value-type="float" office:value="526.521">
                <text:p>526.521</text:p>
                <draw:g>
                  <svg:desc>Arkusz1.K45:Arkusz1.K52</svg:desc>
                </draw:g>
              </table:table-cell>
              <table:table-cell office:value-type="float" office:value="305.12">
                <text:p>305.12</text:p>
                <draw:g>
                  <svg:desc>Arkusz1.L45:Arkusz1.L52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17.87">
                <text:p>517.87</text:p>
              </table:table-cell>
              <table:table-cell office:value-type="float" office:value="0.788574">
                <text:p>0.78857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829.656">
                <text:p>829.656</text:p>
              </table:table-cell>
              <table:table-cell office:value-type="float" office:value="6.86792">
                <text:p>6.8679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56.16">
                <text:p>1356.16</text:p>
              </table:table-cell>
              <table:table-cell office:value-type="float" office:value="11.019">
                <text:p>11.019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882.41">
                <text:p>2882.41</text:p>
              </table:table-cell>
              <table:table-cell office:value-type="float" office:value="22.7883">
                <text:p>22.788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009.61">
                <text:p>5009.61</text:p>
              </table:table-cell>
              <table:table-cell office:value-type="float" office:value="39.2856">
                <text:p>39.2856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0812.2">
                <text:p>10812.2</text:p>
              </table:table-cell>
              <table:table-cell office:value-type="float" office:value="85.8203">
                <text:p>85.820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9164.2">
                <text:p>19164.2</text:p>
              </table:table-cell>
              <table:table-cell office:value-type="float" office:value="150.891">
                <text:p>150.8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Windows_x86 LibreOffice_project/281b75f427729060b6446ddb3777b32f957a8f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